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info": {</text:p>
      <text:p text:style-name="Standard"><text:s text:c="4"/>"name": "Spacer API",</text:p>
      <text:p text:style-name="Standard"><text:s text:c="4"/>"_postman_id": "d1b8c0ac-7f54-45a1-9d9f-123456789abc",</text:p>
      <text:p text:style-name="Standard"><text:s text:c="4"/>"description": "Postman collection for Spacer backend API",</text:p>
      <text:p text:style-name="Standard"><text:s text:c="4"/>"schema": "https://schema.getpostman.com/json/collection/v2.1.0/collection.json"</text:p>
      <text:p text:style-name="Standard"><text:s text:c="2"/>},</text:p>
      <text:p text:style-name="Standard"><text:s text:c="2"/>"item": [</text:p>
      <text:p text:style-name="Standard"><text:s text:c="4"/>{</text:p>
      <text:p text:style-name="Standard"><text:s text:c="6"/>"name": "Register",</text:p>
      <text:p text:style-name="Standard"><text:s text:c="6"/>"request": {</text:p>
      <text:p text:style-name="Standard"><text:s text:c="8"/>"method": "POST",</text:p>
      <text:p text:style-name="Standard"><text:s text:c="8"/>"header": [</text:p>
      <text:p text:style-name="Standard"><text:s text:c="10"/>{</text:p>
      <text:p text:style-name="Standard"><text:s text:c="12"/>"key": "Content-Type",</text:p>
      <text:p text:style-name="Standard"><text:s text:c="12"/>"value": "application/json"</text:p>
      <text:p text:style-name="Standard"><text:s text:c="10"/>}</text:p>
      <text:p text:style-name="Standard"><text:s text:c="8"/>],</text:p>
      <text:p text:style-name="Standard"><text:s text:c="8"/>"url": {</text:p>
      <text:p text:style-name="Standard"><text:s text:c="10"/>"raw": "http://127.0.0.1:5000/api/register",</text:p>
      <text:p text:style-name="Standard"><text:s text:c="10"/>"protocol": "http",</text:p>
      <text:p text:style-name="Standard"><text:s text:c="10"/>"host": ["127.0.0.1"],</text:p>
      <text:p text:style-name="Standard"><text:s text:c="10"/>"port": "5000",</text:p>
      <text:p text:style-name="Standard"><text:s text:c="10"/>"path": ["api", "register"]</text:p>
      <text:p text:style-name="Standard"><text:s text:c="8"/>},</text:p>
      <text:p text:style-name="Standard"><text:s text:c="8"/>"body": {</text:p>
      <text:p text:style-name="Standard"><text:s text:c="10"/>"mode": "raw",</text:p>
      <text:p text:style-name="Standard"><text:s text:c="10"/>"raw": "{\n <text:s text:c="3"/>\"username\": \"testuser\",\n <text:s text:c="3"/>\"email\": \"test@example.com\",\n <text:s text:c="3"/>\"password\": \"password123\",\n <text:s text:c="3"/>\"role\": \"client\"\n}"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name": "Login",</text:p>
      <text:p text:style-name="Standard"><text:s text:c="6"/>"request": {</text:p>
      <text:p text:style-name="Standard"><text:s text:c="8"/>"method": "POST",</text:p>
      <text:p text:style-name="Standard"><text:s text:c="8"/>"header": [</text:p>
      <text:p text:style-name="Standard"><text:s text:c="10"/>{</text:p>
      <text:p text:style-name="Standard"><text:s text:c="12"/>"key": "Content-Type",</text:p>
      <text:p text:style-name="Standard"><text:s text:c="12"/>"value": "application/json"</text:p>
      <text:p text:style-name="Standard"><text:s text:c="10"/>}</text:p>
      <text:p text:style-name="Standard"><text:s text:c="8"/>],</text:p>
      <text:p text:style-name="Standard"><text:s text:c="8"/>"url": {</text:p>
      <text:p text:style-name="Standard"><text:s text:c="10"/>"raw": "http://127.0.0.1:5000/api/login",</text:p>
      <text:p text:style-name="Standard"><text:s text:c="10"/>"protocol": "http",</text:p>
      <text:p text:style-name="Standard"><text:s text:c="10"/>"host": ["127.0.0.1"],</text:p>
      <text:p text:style-name="Standard"><text:s text:c="10"/>"port": "5000",</text:p>
      <text:p text:style-name="Standard"><text:s text:c="10"/>"path": ["api", "login"]</text:p>
      <text:p text:style-name="Standard"><text:s text:c="8"/>},</text:p>
      <text:p text:style-name="Standard"><text:s text:c="8"/>"body": {</text:p>
      <text:p text:style-name="Standard"><text:s text:c="10"/>"mode": "raw",</text:p>
      <text:p text:style-name="Standard"><text:s text:c="10"/>"raw": "{\n <text:s text:c="3"/>\"email\": \"test@example.com\",\n <text:s text:c="3"/>\"password\": \"password123\"\n}"</text:p>
      <text:p text:style-name="Standard"><text:soft-page-break/><text:s text:c="8"/>}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name": "Get Bookings",</text:p>
      <text:p text:style-name="Standard"><text:s text:c="6"/>"request": {</text:p>
      <text:p text:style-name="Standard"><text:s text:c="8"/>"method": "GET",</text:p>
      <text:p text:style-name="Standard"><text:s text:c="8"/>"header": [</text:p>
      <text:p text:style-name="Standard"><text:s text:c="10"/>{</text:p>
      <text:p text:style-name="Standard"><text:s text:c="12"/>"key": "Authorization",</text:p>
      <text:p text:style-name="Standard"><text:s text:c="12"/>"value": "Bearer {{jwt_token}}"</text:p>
      <text:p text:style-name="Standard"><text:s text:c="10"/>}</text:p>
      <text:p text:style-name="Standard"><text:s text:c="8"/>],</text:p>
      <text:p text:style-name="Standard"><text:s text:c="8"/>"url": {</text:p>
      <text:p text:style-name="Standard"><text:s text:c="10"/>"raw": "http://127.0.0.1:5000/api/bookings",</text:p>
      <text:p text:style-name="Standard"><text:s text:c="10"/>"protocol": "http",</text:p>
      <text:p text:style-name="Standard"><text:s text:c="10"/>"host": ["127.0.0.1"],</text:p>
      <text:p text:style-name="Standard"><text:s text:c="10"/>"port": "5000",</text:p>
      <text:p text:style-name="Standard"><text:s text:c="10"/>"path": ["api", "bookings"]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name": "Create Booking",</text:p>
      <text:p text:style-name="Standard"><text:s text:c="6"/>"request": {</text:p>
      <text:p text:style-name="Standard"><text:s text:c="8"/>"method": "POST",</text:p>
      <text:p text:style-name="Standard"><text:s text:c="8"/>"header": [</text:p>
      <text:p text:style-name="Standard"><text:s text:c="10"/>{</text:p>
      <text:p text:style-name="Standard"><text:s text:c="12"/>"key": "Content-Type",</text:p>
      <text:p text:style-name="Standard"><text:s text:c="12"/>"value": "application/json"</text:p>
      <text:p text:style-name="Standard"><text:s text:c="10"/>},</text:p>
      <text:p text:style-name="Standard"><text:s text:c="10"/>{</text:p>
      <text:p text:style-name="Standard"><text:s text:c="12"/>"key": "Authorization",</text:p>
      <text:p text:style-name="Standard"><text:s text:c="12"/>"value": "Bearer {{jwt_token}}"</text:p>
      <text:p text:style-name="Standard"><text:s text:c="10"/>}</text:p>
      <text:p text:style-name="Standard"><text:s text:c="8"/>],</text:p>
      <text:p text:style-name="Standard"><text:s text:c="8"/>"url": {</text:p>
      <text:p text:style-name="Standard"><text:s text:c="10"/>"raw": "http://127.0.0.1:5000/api/bookings",</text:p>
      <text:p text:style-name="Standard"><text:s text:c="10"/>"protocol": "http",</text:p>
      <text:p text:style-name="Standard"><text:s text:c="10"/>"host": ["127.0.0.1"],</text:p>
      <text:p text:style-name="Standard"><text:s text:c="10"/>"port": "5000",</text:p>
      <text:p text:style-name="Standard"><text:s text:c="10"/>"path": ["api", "bookings"]</text:p>
      <text:p text:style-name="Standard"><text:s text:c="8"/>},</text:p>
      <text:p text:style-name="Standard"><text:s text:c="8"/>"body": {</text:p>
      <text:p text:style-name="Standard"><text:s text:c="10"/>"mode": "raw",</text:p>
      <text:p text:style-name="Standard"><text:s text:c="10"/>"raw": "{\n <text:s text:c="3"/>\"space_id\": 1,\n <text:s text:c="3"/>\"start_datetime\": \"2025-07-24T09:00:00\",\n <text:s text:c="3"/>\"end_datetime\": \"2025-07-24T11:00:00\"\n}"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],</text:p>
      <text:p text:style-name="Standard"><text:s text:c="2"/>"variable": [</text:p>
      <text:p text:style-name="Standard"><text:soft-page-break/><text:s text:c="4"/>{</text:p>
      <text:p text:style-name="Standard"><text:s text:c="6"/>"key": "jwt_token",</text:p>
      <text:p text:style-name="Standard"><text:s text:c="6"/>"value": ""</text:p>
      <text:p text:style-name="Standard"><text:s text:c="4"/>}</text:p>
      <text:p text:style-name="Standard"><text:s text:c="2"/>]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7:44:00.179444023</meta:creation-date>
    <dc:date>2025-07-24T07:45:05.416899177</dc:date>
    <meta:editing-duration>PT1M6S</meta:editing-duration>
    <meta:editing-cycles>1</meta:editing-cycles>
    <meta:document-statistic meta:table-count="0" meta:image-count="0" meta:object-count="0" meta:page-count="3" meta:paragraph-count="108" meta:word-count="208" meta:character-count="2632" meta:non-whitespace-character-count="1665"/>
    <meta:generator>LibreOffice/24.2.7.2$Linux_X86_64 LibreOffice_project/420$Build-2</meta:generator>
  </office:meta>
</office:document-meta>
</file>